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paragraph-properties fo:text-align="justify" style:justify-single-word="false"/>
      <style:text-properties fo:font-size="14pt" style:font-size-asian="14pt" style:font-size-complex="14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text-align="justify" style:justify-single-word="false"/>
      <style:text-properties fo:font-size="13pt" style:font-size-asian="13pt" style:font-size-complex="13pt"/>
    </style:style>
    <style:style style:name="P5" style:family="paragraph" style:parent-style-name="Standard">
      <style:paragraph-properties fo:text-align="justify" style:justify-single-word="false"/>
      <style:text-properties fo:font-size="13pt" fo:font-weight="normal" style:font-size-asian="13pt" style:font-weight-asian="normal" style:font-size-complex="13pt" style:font-weight-complex="normal"/>
    </style:style>
    <style:style style:name="P6" style:family="paragraph" style:parent-style-name="Standard">
      <style:paragraph-properties fo:margin-left="0.556cm" fo:margin-right="0cm" fo:text-align="justify" style:justify-single-word="false" fo:text-indent="-0.529cm" style:auto-text-indent="false">
        <style:tab-stops/>
      </style:paragraph-properties>
      <style:text-properties fo:font-size="14pt" style:font-size-asian="14pt" style:font-size-complex="14pt"/>
    </style:style>
    <style:style style:name="P7" style:family="paragraph" style:parent-style-name="Standard">
      <style:paragraph-properties fo:margin-left="0.609cm" fo:margin-right="0cm" fo:text-align="justify" style:justify-single-word="false" fo:text-indent="-0.582cm" style:auto-text-indent="false">
        <style:tab-stops/>
      </style:paragraph-properties>
      <style:text-properties fo:font-size="14pt" style:font-size-asian="14pt" style:font-size-complex="14pt"/>
    </style:style>
    <style:style style:name="P8" style:family="paragraph" style:parent-style-name="Standard">
      <style:paragraph-properties fo:margin-left="0.661cm" fo:margin-right="0cm" fo:text-align="justify" style:justify-single-word="false" fo:text-indent="-0.661cm" style:auto-text-indent="false">
        <style:tab-stops/>
      </style:paragraph-properties>
      <style:text-properties fo:font-size="14pt" style:font-size-asian="14pt" style:font-size-complex="14pt"/>
    </style:style>
    <style:style style:name="P9" style:family="paragraph" style:parent-style-name="Standard">
      <style:paragraph-properties fo:margin-left="0cm" fo:margin-right="0cm" fo:text-align="justify" style:justify-single-word="false" fo:text-indent="0cm" style:auto-text-indent="false">
        <style:tab-stops/>
      </style:paragraph-properties>
      <style:text-properties fo:font-size="14pt" style:font-size-asian="14pt" style:font-size-complex="14pt"/>
    </style:style>
    <style:style style:name="P10" style:family="paragraph" style:parent-style-name="Standard">
      <style:paragraph-properties fo:text-align="justify" style:justify-single-word="false"/>
      <style:text-properties fo:font-size="14pt" style:font-size-asian="14pt" style:font-size-complex="14pt"/>
    </style:style>
    <style:style style:name="T1" style:family="text">
      <style:text-properties fo:font-size="20pt" fo:font-weight="bold" style:font-size-asian="20pt" style:font-weight-asian="bold" style:font-size-complex="2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ESENTAZIONE STUDIO SUMMO</text:p>
      <text:p text:style-name="P1"/>
      <text:p text:style-name="P2">Il nostro Studio nato nel 1972, si è rafforzato con l'obiettivo di rappresentare un'adeguata risposta alle ormai mutate esigenze da parte del mercato e di fornire un servizio di consulenza innovativo e personalizzato.</text:p>
      <text:p text:style-name="P2">Fin dall'inizio, lo scopo è stato quello di creare una struttura attiva ed organizzata, in cui ogni professionista potesse lavorare usufruendo delle capacità tecniche dell'esperienza di tutti.</text:p>
      <text:p text:style-name="P2">Si è gradualmente creata una struttura di consulenza integrata e multidisciplinare che, condividendo rigorosità e stile, assiste i clienti nei principali campi economico-giuridici. Ciò senza trascurare il tradizionale rapporto personale di fiducia cliente-professionista ma potenziandolo con il supporto di una organizzazione che valorizza le diverse competenze.</text:p>
      <text:p text:style-name="P2">Tutti i nostri professionisti hanno la medesima visione ed hanno assimilatole medesime metodologie organizzative. Per questo possono accrescere le loro esperienze attraverso uno spirito di collaborazione e la comune volontà di trattare ciascun cliente o pratica con la medesima cura, efficacia, interattività ed etica professionale.</text:p>
      <text:p text:style-name="P2">La condivisione di valori comuni, di uno stile di lavoro fondato sull'impegno al miglioramento continuo e la dedizione al cliente completano la competenza tecnica che le singole risorse sono in grado di esprimere, consentendoci di affrontare con professionalità le problematiche aziendali.</text:p>
      <text:p text:style-name="P2">La fiducia dei clienti nei nostri confronti è per noi una priorità. per questo il nostro approccio è improntato alla ricerca della massima trasparenza.</text:p>
      <text:p text:style-name="P2"/>
      <text:p text:style-name="P2">Lo studio ha come obiettivo l'offerta di servizi di alta qualità e lo persegue <text:s/>con una progettualità fondata su:</text:p>
      <text:p text:style-name="P2">-attenzione alle reali necessità dei clienti,approfondendo i contatti e garantendo una differenziazione e personalizzazione delle risposte e delle soluzioni preposte;</text:p>
      <text:p text:style-name="P2">-interscambio professionale continuo con altri professionisti, società di consulenza, studi legali e notarili;</text:p>
      <text:p text:style-name="P2">-costante aggiornamento dell'organizzazione dei clienti stessi, attraverso momenti di incontro e la diffusione di moduli di approfondimento.</text:p>
      <text:p text:style-name="P2">Queste finalità sono raggiungibili grazie ad un network interprofessionale che, pur nelle specifiche competenze di ogni suo componente, opera con modalità integrate e continui interscambi per ogni singola attività.</text:p>
      <text:p text:style-name="P2">Il grado e il modo del nostro coinvolgimento dipendono dalle esigenze e dall'organizzazione di ciascun Cliente, ma in ogni caso non ci limitiamo all'impostazione strategica e seguiamo anche gli sviluppi applicativi. Spesso i nostri Clienti ci considerano come una risorsa interna e parte della loro struttura. Seguiamo i nostri clienti dalla nascita-con la definizione di un progetto imprenditoriale e le relative valutazioni economiche, finanziarie e fiscali-allo sviluppo-con interventi di tipo finanziario,organizzativo contabile, giuridico, di diagnosi e controllo di gestione-alla eventuale cessazione di attività- dove si rendono necessarie le verifiche di correttezza giuridica e di economicità delle operazioni.</text:p>
      <text:p text:style-name="P2"><text:soft-page-break/>Interveniamo anche in operazioni straordinarie di società, con assistenza in materia contrattuale, nelle transazioni e negli arbitrati, ovvero con attività di consulenza gestionale in caso di risanamenti aziendali o commissariamenti.</text:p>
      <text:p text:style-name="P2">va ricordato inoltre che con la riforma del diritto societario i dottori commercialisti sono chiamati a disegnare la struttura civilistica e ad impostare le modalità di governance dell'impresa.</text:p>
      <text:p text:style-name="P2"/>
      <text:p text:style-name="P2">AREE DI INTERVENTO</text:p>
      <text:p text:style-name="P2">Assistenza e consulenza fiscale (responsabile area Dott. Cannone Nicola)</text:p>
      <text:p text:style-name="P2">Consulenza in ambito societario, tributario e di revisione legale (responsabile area Rag. Summo Pietro, Dott. Summo Domenico)</text:p>
      <text:p text:style-name="P2">Fallimento e procedure concorsuali ( responsabile area Dott. Caldarola Tommaso)</text:p>
      <text:p text:style-name="P2">Intermediazione,Assistenza e Veicolazione prodotti finanziari MPS, Finanza Agevolata: contributi e agevolazioni (responsabile area Dott.ssa Leonetti Teresa)</text:p>
      <text:p text:style-name="P2">Ciascun responsabile di area si avvale inoltre di collaboratori di studio, sigg.ri <text:s/>Dott. Tempesta Nicola, Rag. Valentino Angela.</text:p>
      <text:p text:style-name="P2"/>
      <text:p text:style-name="P5">ASSISTENZA E CONSULENZA FISCALE</text:p>
      <text:p text:style-name="P2"/>
      <text:p text:style-name="P2">Il nostro studio assicura una piena ed efficace assistenza nelle fasi delicate del rapporto fra il contribuente e l'amministrazione finanziaria, sia per prevenire l'insorgere di controversie, sia per la gestione e la migliore soluzione delle stesse. </text:p>
      <text:p text:style-name="P2">Questa area di attività rappresenta il "cuore"del rapporto continuo e quotidiano con il cliente. Indichiamo i punti più importanti del settore:</text:p>
      <text:p text:style-name="P2">1. studio delle situazioni aziendali e familiari ed elaborazione di idonei tax planning;</text:p>
      <text:p text:style-name="P2">2. consulenza generale sulle strategie fiscali;</text:p>
      <text:p text:style-name="P2">3. risposta a singoli quesiti in materia tributaria;</text:p>
      <text:p text:style-name="P2">4. adempimenti societari, tenuta e aggiornamento libri sociali;</text:p>
      <text:p text:style-name="P2">5.controllo bilancio di esercizio e situazioni infrannuali, assistenza alla redazione del modello unico;</text:p>
      <text:p text:style-name="P2">6. adempimenti e rapporti con gli uffici finanziari;</text:p>
      <text:p text:style-name="P2">7.assistenza ai clienti nella fase di start-up, di riorganizzazione e di altre operazioni straordinarie.</text:p>
      <text:p text:style-name="P2"/>
      <text:p text:style-name="P5">CONSULENZA IN AMBITO SOCIETARIO, TRIBUTARIO E DI REVISIONE LEGALE</text:p>
      <text:p text:style-name="P2"/>
      <text:p text:style-name="P2">Lo studio fornisce ai clienti un servizio di assistenza e consulenza, in sede di costituzione( scelta del tipo di società, redazione dello statuto sociale e compimento degli atti necessari alla costituzione ai sensi di norme generali e speciali di legge), nelle attività ordinarie e straordinarie ( consulenza ai soci sulle eventuali azioni da intraprendere, cessione ed acquisizione di aziende, trasferimento e acquisizione di azioni, fusioni, scissioni, acquisizioni, conferimenti e affitti d'azienda, procedure di liquidazione volontaria), assistenza e intermediazione con gli uffici finanziari, un servizio di rappresentanza e difesa innanzi alle diverse commissioni tributarie, assistenza e consulenza nella redazione del modello di organizzazione ,gestione e <text:soft-page-break/>controllo ex Decreto Legislativo 8 giugno 2001 n.231 per società clienti, e di controllo e di verifica del rispetto dello stesso su incarico di società terze. </text:p>
      <text:p text:style-name="P2"/>
      <text:p text:style-name="P4">FALLIMENTO E PROCEDURE CONCORSUALI</text:p>
      <text:p text:style-name="P2"/>
      <text:p text:style-name="P2">I nostri professionisti regolarmente iscritti ai relativi Albi, assolvono agli incarichi di curatore, commissario giudiziale e commissario liquidatore nelle procedure concorsuali, giudiziarie e amministrative, e nelle procedure di amministrazione straordinaria, nonché incarichi di ausiliario del giudice, di amministratore <text:s/>e di liquidatore nelle procedure giudiziali. </text:p>
      <text:p text:style-name="P2"/>
      <text:p text:style-name="P4">INTERMEDIAZIONE, ASSISTENZA E VEICOLAZIONE PRODOTTI FINANZIARI MPS</text:p>
      <text:p text:style-name="P4"/>
      <text:p text:style-name="P2">Tale area di intervento nata da diversi lustri con la sottoscrizione di un Contratto di Collaborazione con Banca Monte dei Paschi di Siena S.p.A e MPS COMMERCIALE LEASING S.p.A. loro sede centrale, si è integrata con operazioni di finanziamento e credito per necessità ed esigenze delle imprese clienti che sempre più manifestavano l'esigenza di avere l'interlocutore personale con le realtà bancarie. I prodotti oggetto della collaborazione destinati alle aziende sono:</text:p>
      <text:p text:style-name="P2"/>
      <text:p text:style-name="P2">- FINANZIAMENTO A MEDIO-LUNGO TERMINE CON AMMORTAMENTO GRADUALE DEL CAPITALE, finanziamenti destinati a soddisfare le necessità finanziarie derivanti dalla complessiva gestione aziendale ( a titolo esemplificativo: acquisto/ristrutturazione immobili, acquisto macchinari, scorte, ripristino della liquidità, etc.), forma tecnica finanziamento chirografario/finanziamento ipotecario, senza limiti di importo;</text:p>
      <text:p text:style-name="P2">- MUTUO FONDIARIO NON RESIDENZIALE, mutuo per acquisto e ristrutturazione di immobili ad uso non abitativo, forma tecnica finanziamento ipotecario, senza limiti di importo;</text:p>
      <text:p text:style-name="P2">- WELCOME ENERGY, finanziamento a medio-lungo termine per la realizzazione di impianti fotovoltaici con potenza non inferiore a 1KW, forma tecnica finanziamento chirografo/ipotecario;</text:p>
      <text:p text:style-name="P2">- LEASING STRUMENTALE, operazione di locazione finanziaria di beni mobiliari, (impianti, macchinari, arredi, attrezzature, linee di produzione anche da costruire, macchine operatrici non omologate alla circolazione stradale...), acquistati dal locatore su scelta e indicazione del conduttore che ne assume tutti i rischi con facoltà di quest'ultimo di divenire proprietario dei beni locati al termine della locazione, dietro versamento di prezzo prestabilito ( riscatto).</text:p>
      <text:p text:style-name="P2">- LEASING IMMOBILIARE, il contratto di leasing immobiliare ( o locazione finanziaria) è un contratto atipico in forza del quale la società leasing acquista o fa costruire su scelta e indicazione dell'utilizzatore un immobile per poi concederlo in uso all'utilizzatore stesso il quale si impegna al pagamento dei canoni periodici ed al quale è concesso alla scadenza il diritto di riscatto;</text:p>
      <text:p text:style-name="P2">- LEASING TARGATO, operazione di locazione finanziaria di beni mobili <text:soft-page-break/>(autovetture, veicoli commerciali o industriali e macchine operatrici omologate alla circolazione stradale), acquistati dal locatore su scelta e indicazione del conduttore che ne assume tutti i rischi con facoltà di quest'ultimo di divenire proprietario dei beni locati al termine della locazione, dietro versamento di un prezzo prestabilito (riscatto).</text:p>
      <text:p text:style-name="P2"/>
      <text:p text:style-name="P2">Inoltre i prodotti destinati ai privati, che in qualsiasi momento potranno essere implementati e modificati, sono cosi' articolati:</text:p>
      <text:p text:style-name="P2"/>
      <text:p text:style-name="P2">- MUTUO FONDIARIO RESIDENZIALE, tasso fisso o variabile per tutta la durata, ltv fino a 80%, finalità acquisto e ristrutturazione immobili ad uso abitativo(seconda casa);</text:p>
      <text:p text:style-name="P2">- MUTUO FONDIARIO NON RESIDENZIALE, tasso fisso o variabile per tutta la durata, acquisto e ristrutturazione immobili ad uso non abitativo;</text:p>
      <text:p text:style-name="P2">- MUTUO GIOVANI COPPIE E FAMIGLIE, tasso fisso o variabile per tutta la durata, ltv fino a 80%, acquisto e ristrutturazione prima casa;</text:p>
      <text:p text:style-name="P2">- MUTUO PROTEZIONE CON CAP, tasso variabile per tutta la durata con CAP, ltv fino a 80%, acquisto o acquisto e ristrutturazione immobili ad uso abitativo, prima e seconda casa;</text:p>
      <text:p text:style-name="P2">- MUTUO GIOVANI COPPIE E FAMIGLIE, tasso fisso o variabile per tutta la durata, ltv fino a 80%, acquisto e ristrutturazione prima casa.</text:p>
      <text:p text:style-name="P2"/>
      <text:p text:style-name="P4">FINANZA AGEVOLATA</text:p>
      <text:p text:style-name="P2"/>
      <text:p text:style-name="P2">Le opportunità di finanza agevolata offerte alle imprese sono numerose, ma spesso scoraggiano chi si affaccia a questo mondo per la complessità, per la mancanza di informazioni chiare e omogenee, per il linguaggio utilizzato, per il continuo rinvio a ulteriori normative. Lo studio è in grado di fornire alle imprese un servizio di consulenza e assistenza nell'individuazione e nell'utilizzo di strumenti di finanza agevolata nazionali e regionali, quali gli aiuti POR FERS 2007/2013, finanziamenti garantiti da consorzi fidi, etc.. </text:p>
      <text:p text:style-name="P2"/>
      <text:p text:style-name="P2"><text:tab/><text:tab/><text:tab/><text:tab/><text:tab/></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11-01-20T09:25:37</meta:creation-date>
    <dc:date>2011-02-10T10:36:19</dc:date>
    <meta:print-date>2011-02-10T10:33:52</meta:print-date>
    <meta:editing-cycles>11</meta:editing-cycles>
    <meta:editing-duration>PT16H14M24S</meta:editing-duration>
    <meta:user-defined meta:name="Info 1"/>
    <meta:user-defined meta:name="Info 2"/>
    <meta:user-defined meta:name="Info 3"/>
    <meta:user-defined meta:name="Info 4"/>
    <meta:document-statistic meta:table-count="0" meta:image-count="0" meta:object-count="0" meta:page-count="4" meta:paragraph-count="52" meta:word-count="1439" meta:character-count="10385"/>
  </office:meta>
</office:document-meta>
</file>